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7e3cf" officeooo:paragraph-rsid="0007e3cf"/>
    </style:style>
    <style:style style:name="P2" style:family="paragraph" style:parent-style-name="Standard">
      <style:text-properties style:font-name="Arial" officeooo:paragraph-rsid="0007e3cf"/>
    </style:style>
    <style:style style:name="T1" style:family="text">
      <style:text-properties fo:background-color="#666666" loext:char-shading-value="0"/>
    </style:style>
    <style:style style:name="T2" style:family="text">
      <style:text-properties fo:background-color="#666666" loext:char-shading-value="0"/>
    </style:style>
    <style:style style:name="T3" style:family="text">
      <style:text-properties fo:color="#ffffff"/>
    </style:style>
    <style:style style:name="T4" style:family="text">
      <style:text-properties fo:color="#ffffff" fo:background-color="#666666" loext:char-shading-value="0"/>
    </style:style>
    <style:style style:name="T5" style:family="text">
      <style:text-properties fo:color="#ffffff" officeooo:rsid="00061d2c" fo:background-color="#666666" loext:char-shading-value="0"/>
    </style:style>
    <style:style style:name="T6" style:family="text">
      <style:text-properties fo:color="#ffffff" fo:background-color="#3465a4" loext:char-shading-value="0"/>
    </style:style>
    <style:style style:name="T7" style:family="text">
      <style:text-properties fo:color="#ffffff" fo:background-color="#3465a4" loext:char-shading-value="0"/>
    </style:style>
    <style:style style:name="T8" style:family="text">
      <style:text-properties fo:color="#ffffff" officeooo:rsid="00061d2c" fo:background-color="#3465a4" loext:char-shading-value="0"/>
    </style:style>
    <style:style style:name="T9" style:family="text">
      <style:text-properties fo:color="#ffffff" style:font-name="Arial" officeooo:rsid="00061d2c" fo:background-color="#3465a4" loext:char-shading-value="0"/>
    </style:style>
    <style:style style:name="T10" style:family="text">
      <style:text-properties style:use-window-font-color="true" officeooo:rsid="00061d2c" fo:background-color="#3465a4" loext:char-shading-value="0"/>
    </style:style>
    <style:style style:name="T11" style:family="text">
      <style:text-properties style:use-window-font-color="true" officeooo:rsid="00061d2c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text:span text:style-name="T11">OSCD:<text:tab/><text:tab/></text:span><text:span text:style-name="T5"> DOI </text:span><text:span text:style-name="T8"><text:s/>10.21227/ IEEE DataPort 7s69 </text:span></text:p>
      <text:p text:style-name="P1"><text:span text:style-name="T9"/></text:p>
      <text:p text:style-name="P2"/>
      <text:p text:style-name="P1"><text:span text:style-name="T11">OSCD:<text:tab/><text:tab/></text:span><text:span text:style-name="T5"> DOI </text:span><text:span text:style-name="T8"><text:s/>10.21227/ IEEE DataPort 7s69 </text:span></text:p>
      <text:p text:style-name="P1"><text:span text:style-name="T9"/></text:p>
      <text:p text:style-name="P2"/>
      <text:p text:style-name="P1"><text:span text:style-name="T11">OSCD:<text:tab/><text:tab/></text:span><text:span text:style-name="T5"> DOI </text:span><text:span text:style-name="T8"><text:s/>10.21227/ IEEE DataPort 7s69 </text:span></text:p>
      <text:p text:style-name="P1"><text:span text:style-name="T9"/></text:p>
      <text:p text:style-name="P2"/>
      <text:p text:style-name="P1"><text:span text:style-name="T11">OSCD:<text:tab/><text:tab/></text:span><text:span text:style-name="T5"> DOI </text:span><text:span text:style-name="T8"><text:s/>10.21227/ IEEE DataPort 7s69 </text:span></text:p>
      <text:p text:style-name="P1"><text:span text:style-name="T9"/></text:p>
      <text:p text:style-name="P1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7:09:27.462818767</meta:creation-date>
    <dc:date>2020-08-18T17:13:38.841879777</dc:date>
    <meta:editing-duration>PT4M10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4" meta:word-count="24" meta:character-count="168" meta:non-whitespace-character-count="132"/>
  </office:meta>
</office:document-meta>
</file>